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nchronis and asynchronous signals</text:p>
      <text:p text:style-name="Standard"/>
      <text:p text:style-name="Standard">user and default signal handler</text:p>
      <text:p text:style-name="Standard">interrupting system calls</text:p>
      <text:p text:style-name="Standard">reentrant system calls in signal handl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mpa </meta:initial-creator>
    <meta:creation-date>2011-08-26T16:22:04</meta:creation-date>
    <meta:document-statistic meta:table-count="0" meta:image-count="0" meta:object-count="0" meta:page-count="1" meta:paragraph-count="4" meta:word-count="18" meta:character-count="132"/>
    <dc:date>2011-08-26T18:41:38</dc:date>
    <dc:creator>Kempa </dc:creator>
    <meta:editing-duration>PT1H19M23S</meta:editing-duration>
    <meta:editing-cycles>1</meta:editing-cycles>
    <meta:generator>LibreOffice/3.3$Linux LibreOffice_project/330m19$Build-301</meta:generator>
  </office:meta>
</office:document-meta>
</file>